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3035c4" officeooo:paragraph-rsid="001736ec"/>
    </style:style>
    <style:style style:name="P2" style:family="paragraph" style:parent-style-name="Standard">
      <style:paragraph-properties fo:text-align="justify" style:justify-single-word="false"/>
      <style:text-properties officeooo:rsid="004f372a" officeooo:paragraph-rsid="001736ec"/>
    </style:style>
    <style:style style:name="P3" style:family="paragraph" style:parent-style-name="Standard">
      <style:paragraph-properties fo:text-align="justify" style:justify-single-word="false"/>
      <style:text-properties officeooo:rsid="005067cc" officeooo:paragraph-rsid="001736ec"/>
    </style:style>
    <style:style style:name="T1" style:family="text">
      <style:text-properties officeooo:rsid="005067cc"/>
    </style:style>
    <style:style style:name="T2" style:family="text">
      <style:text-properties officeooo:rsid="005076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- Arsa nasıl değerlendirilsin</text:p>
      <text:p text:style-name="P2"><text:span text:style-name="T1">2- </text:span>Arsayı satalım <text:span text:style-name="T1">mı , </text:span>üzerine bina yapılsın <text:span text:style-name="T1">mı?</text:span></text:p>
      <text:p text:style-name="P2"><text:span text:style-name="T1">3- Arsa satılsın diyorsan sence değeri nedir?</text:span><text:tab/></text:p>
      <text:p text:style-name="P2"><text:span text:style-name="T1">4- Arsa üzerine bina yapalım diyorsan,</text:span></text:p>
      <text:p text:style-name="P2"><text:span text:style-name="T1"><text:tab/></text:span>Binayı sermaye koyarak biz yapa<text:span text:style-name="T1">lım diyorsan, n</text:span>e kadar sermaye koyabilirsin?</text:p>
      <text:p text:style-name="P2"><text:tab/>Binayı temelden satışla biz <text:span text:style-name="T1">mi</text:span> yapalım?</text:p>
      <text:p text:style-name="P2"><text:tab/>Müteahhit Firmaya yaptıralım <text:span text:style-name="T1">diyorsan önerdiğin bir müteahhit firma var mı?</text:span><text:tab/></text:p>
      <text:p text:style-name="P2"><text:tab/><text:tab/><text:span text:style-name="T2">Müteahhit firmaya işi hangi oranla yaptıralım? %40 - %50 - %60 </text:span></text:p>
      <text:p text:style-name="P3">5- İmar yasası konfor artışı maddesi için yan parselle birleşme konusunda düşüncen nedir?</text:p>
      <text:p text:style-name="P3">6- Bina bitiminde, konut veya iş yerini </text:p>
      <text:p text:style-name="P3"><text:tab/>kendi kullanımına mı tahsis edeceksin,</text:p>
      <text:p text:style-name="P3"><text:tab/>satacak mısın, </text:p>
      <text:p text:style-name="P3"><text:tab/>kiraya mı vereceksin? </text:p>
      <text:p text:style-name="P3">7- İş yeri yerine konut veya konut yerine iş yeri ister misin?</text:p>
      <text:p text:style-name="P3">8- Binadaki konut türü 1+0, 1+1, 2+1, 3+1 mi olsun?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3:39:15.103771277</meta:creation-date>
    <dc:date>2023-01-31T13:39:40.864073139</dc:date>
    <meta:editing-duration>PT26S</meta:editing-duration>
    <meta:editing-cycles>1</meta:editing-cycles>
    <meta:document-statistic meta:table-count="0" meta:image-count="0" meta:object-count="0" meta:page-count="1" meta:paragraph-count="15" meta:word-count="115" meta:character-count="741" meta:non-whitespace-character-count="626"/>
    <meta:generator>LibreOffice/7.3.7.2$Linux_X86_64 LibreOffice_project/30$Build-2</meta:generator>
  </office:meta>
</office:document-meta>
</file>